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57.66pt" fo:break-before="auto" style:use-optimal-row-height="false"/>
    </style:style>
    <style:style style:name="ro2" style:family="table-row">
      <style:table-row-properties style:row-height="28.35pt" fo:break-before="auto" style:use-optimal-row-height="false"/>
    </style:style>
    <style:style style:name="ro3" style:family="table-row">
      <style:table-row-properties style:row-height="32.09pt" fo:break-before="auto" style:use-optimal-row-height="false"/>
    </style:style>
    <style:style style:name="ro4" style:family="table-row">
      <style:table-row-properties style:row-height="27.55pt" fo:break-before="auto" style:use-optimal-row-height="false"/>
    </style:style>
    <style:style style:name="ro5" style:family="table-row">
      <style:table-row-properties style:row-height="25.26pt" fo:break-before="auto" style:use-optimal-row-height="false"/>
    </style:style>
    <style:style style:name="ro6" style:family="table-row">
      <style:table-row-properties style:row-height="19.5pt" fo:break-before="auto" style:use-optimal-row-height="false"/>
    </style:style>
    <style:style style:name="ro7" style:family="table-row">
      <style:table-row-properties style:row-height="37.84pt" fo:break-before="auto" style:use-optimal-row-height="false"/>
    </style:style>
    <style:style style:name="ro8" style:family="table-row">
      <style:table-row-properties style:row-height="44.76pt" fo:break-before="auto" style:use-optimal-row-height="false"/>
    </style:style>
    <style:style style:name="ro9" style:family="table-row">
      <style:table-row-properties style:row-height="30.95pt" fo:break-before="auto" style:use-optimal-row-height="false"/>
    </style:style>
    <style:style style:name="ro10" style:family="table-row">
      <style:table-row-properties style:row-height="35.04pt" fo:break-before="auto" style:use-optimal-row-height="true"/>
    </style:style>
    <style:style style:name="ro11" style:family="table-row">
      <style:table-row-properties style:row-height="36.71pt" fo:break-before="auto" style:use-optimal-row-height="false"/>
    </style:style>
    <style:style style:name="ro12" style:family="table-row">
      <style:table-row-properties style:row-height="18.34pt" fo:break-before="auto" style:use-optimal-row-height="false"/>
    </style:style>
    <style:style style:name="ro13" style:family="table-row">
      <style:table-row-properties style:row-height="20.64pt" fo:break-before="auto" style:use-optimal-row-height="false"/>
    </style:style>
    <style:style style:name="ro14" style:family="table-row">
      <style:table-row-properties style:row-height="35.55pt" fo:break-before="auto" style:use-optimal-row-height="false"/>
    </style:style>
    <style:style style:name="ro15" style:family="table-row">
      <style:table-row-properties style:row-height="29.85pt" fo:break-before="auto" style:use-optimal-row-height="false"/>
    </style:style>
    <style:style style:name="ro16" style:family="table-row">
      <style:table-row-properties style:row-height="41.3pt" fo:break-before="auto" style:use-optimal-row-height="false"/>
    </style:style>
    <style:style style:name="ro17" style:family="table-row">
      <style:table-row-properties style:row-height="24.09pt" fo:break-before="auto" style:use-optimal-row-height="false"/>
    </style:style>
    <style:style style:name="ro1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8"/>
        </table:table-row>
        <table:table-row table:style-name="ro2">
          <table:table-cell office:value-type="string" calcext:value-type="string">
            <text:p>Front End Developer/ Angular 5 Engineer</text:p>
          </table:table-cell>
          <table:table-cell office:value-type="string" calcext:value-type="string">
            <text:p>BJIT Ltd. </text:p>
          </table:table-cell>
          <table:table-cell office:value-type="string" calcext:value-type="string">
            <text:p/>
            <text:p>                                                                02</text:p>
            <text:p>                                                                </text:p>
          </table:table-cell>
          <table:table-cell office:value-type="string" calcext:value-type="string">
            <text:p/>
            <text:p>Contribute to UI/UX design decisions using your domain expertise. </text:p>
            <text:p>Feedback on existing UI about fine tuning views, making them look &amp; behave consistently to work better.</text:p>
            <text:p>Deliver idea how UI's could work better &amp; suggest how to improve application user experienc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5 to 7 year(s)</text:p>
            <text:p>                                                                    </text:p>
          </table:table-cell>
          <table:table-cell office:value-type="string" calcext:value-type="string">
            <text:p/>
            <text:p>Â Both males and females are allowed to apply</text:p>
            <text:p>                                                                    </text:p>
          </table:table-cell>
          <table:table-cell office:value-type="string" calcext:value-type="string">
            <text:p/>
            <text:p>Â Age 25 to 33 years</text:p>
            <text:p>                                                                    </text:p>
          </table:table-cell>
          <table:table-cell office:value-type="string" calcext:value-type="string">
            <text:p/>
            <text:p>Â Anywhere in Bangladesh</text:p>
            <text:p>                                                                    </text:p>
          </table:table-cell>
          <table:table-cell office:value-type="string" calcext:value-type="string">
            <text:p/>
            <text:p>Bachelor of Science (BSc) in CSE</text:p>
            <text:p>Skills Required: Aggrid, Java EE/ J2EE, Primeng, Spring Framework, TypeScript, UIUX</text:p>
            <text:p/>
          </table:table-cell>
          <table:table-cell office:value-type="string" calcext:value-type="string">
            <text:p/>
            <text:p>Age 25 to 33 years </text:p>
            <text:p>Both males and females are allowed to apply</text:p>
            <text:p>Proven experience in front end design technology and JavaScript </text:p>
            <text:p>Passion for UI/UX of Web Application</text:p>
            <text:p>Graduate in CS, diploma in Arts &amp; Design  </text:p>
            <text:p>5+ years' experience in Software UI design and front end development</text:p>
            <text:p>Comfort with Agile development process, Git, and Github</text:p>
            <text:p>Deep knowledge of Angular 5</text:p>
            <text:p>Experienced with Bootstrap, HTML, SASS &amp; CSS</text:p>
            <text:p>Technical knowledge on: Typescript, ag-grid, Primeng</text:p>
            <text:p>Practical knowledge in Web Architecture</text:p>
            <text:p>Nice to have web technology like J2EE, Spring</text:p>
            <text:p>Love to tackle complex problems with simple and elegant solutions</text:p>
            <text:p/>
          </table:table-cell>
          <table:table-cell office:value-type="string" calcext:value-type="string">
            <text:p/>
            <text:p>Â Negotiable</text:p>
            <text:p>                                                                    </text:p>
          </table:table-cell>
          <table:table-cell office:value-type="string" calcext:value-type="string">
            <text:p/>
            <text:p>Performance bonus, Provident fund, Weekly 2 holidaysSalary Review: YearlyFestival Bonus: 2</text:p>
            <text:p/>
          </table:table-cell>
          <table:table-cell office:value-type="string" calcext:value-type="string">
            <text:p/>
            <text:p>Â Oct 17, 2019</text:p>
            <text:p>                                                                        </text:p>
          </table:table-cell>
          <table:table-cell office:value-type="string" calcext:value-type="string">
            <text:p/>
            <text:p>Â Nov 16, 2019</text:p>
            <text:p>                                                                        </text:p>
          </table:table-cell>
          <table:table-cell table:number-columns-repeated="1008"/>
        </table:table-row>
        <table:table-row table:style-name="ro3">
          <table:table-cell office:value-type="string" calcext:value-type="string">
            <text:p>Marketing Executive</text:p>
          </table:table-cell>
          <table:table-cell office:value-type="string" calcext:value-type="string">
            <text:p>Dhaka Fiber Net Ltd. </text:p>
          </table:table-cell>
          <table:table-cell office:value-type="string" calcext:value-type="string">
            <text:p/>
            <text:p>                                                                3</text:p>
            <text:p>                                                                </text:p>
          </table:table-cell>
          <table:table-cell office:value-type="string" calcext:value-type="string">
            <text:p/>
            <text:p>Responsible for sales, collection and promotional activities as per company policy</text:p>
            <text:p>Achieve sales target from his territory.</text:p>
            <text:p>Follow up daily sales and collection report performance to the authority.</text:p>
            <text:p>To visit new customer on a regular basis.</text:p>
            <text:p>Credit control and monitoring.</text:p>
            <text:p>To able to work independently to achieve target.</text:p>
            <text:p>Committed and sales motivated to work under pressur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25 to 35 years</text:p>
            <text:p>                                                                    </text:p>
          </table:table-cell>
          <table:table-cell office:value-type="string" calcext:value-type="string">
            <text:p/>
            <text:p>Â Anywhere in Bangladesh</text:p>
            <text:p>                                                                    </text:p>
          </table:table-cell>
          <table:table-cell office:value-type="string" calcext:value-type="string">
            <text:p/>
            <text:p>Bachelor of Business Studies (BBS)</text:p>
            <text:p/>
          </table:table-cell>
          <table:table-cell office:value-type="string" calcext:value-type="string">
            <text:p/>
            <text:p>Age 25 to 35 years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Festival Bonus: 2</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4">
          <table:table-cell office:value-type="string" calcext:value-type="string">
            <text:p>Audio &amp; Video Technician</text:p>
          </table:table-cell>
          <table:table-cell office:value-type="string" calcext:value-type="string">
            <text:p>Royal Tulip Sea Pearl Beach Resort &amp; Spa </text:p>
          </table:table-cell>
          <table:table-cell office:value-type="string" calcext:value-type="string">
            <text:p/>
            <text:p>                                                                02</text:p>
            <text:p>                                                                </text:p>
          </table:table-cell>
          <table:table-cell office:value-type="string" calcext:value-type="string">
            <text:p/>
            <text:p>Assists in providing technical support and setup of AV equipment's to the Banqueting department, other hotel staffs and guests.</text:p>
            <text:p>       Assists in guiding the users to help setup AV systems or resolve issues.</text:p>
            <text:p>       Assists in documenting all technical issues within the incident management system.</text:p>
            <text:p>       Troubleshoots and maintains all the AV equipment's.</text:p>
            <text:p>       Ensures that the maintenance of all electronics-related equipment and its associated auxiliaries are carried out in accordance with the Standard Engineering practice.</text:p>
            <text:p>       Banqueting hall audio - video equipment maintenance and service and to be ready to use all times.</text:p>
            <text:p>       Hotel Guest Rooms TV channels and transmission systems is up-to-date and in operation all the time.</text:p>
            <text:p>       Arranged the systems well in advance before the functions and collect and placed them back in the stores in good working conditions.</text:p>
            <text:p>       Ensures that the work specified on the work order within his trade is carried out quickly, accurately, skillfully, economically, efficiently and completely.</text:p>
            <text:p>     Ensures that electrical rooms, electrical panels audio - video control rooms are kept clean and orderly.</text:p>
            <text:p>     Immediately notifies the Shift Engineer on duty on any unusual occurrences on any of the electrical lines, panels or controls, equipment's.</text:p>
            <text:p>     Identifies upgrading needs for new AV systems, tools &amp; equipments.</text:p>
            <text:p>     Participates in the installation of AV recording and video calling systems during banquet events.</text:p>
            <text:p>     Ensures that the equipment's &amp; tools meet their requirements &amp; specifications before they their deployment.</text:p>
            <text:p>     Set-up, operate, and troubleshoot AV / projection equipment's / Mic / other devices.</text:p>
            <text:p>     Oversee the set-up of AV equipment in banquet/meeting rooms.</text:p>
            <text:p>     Ensure AV equipment is operational, labeled, repaired and cleaned when necessary.</text:p>
            <text:p>     Adheres to the specified hygiene and personal appearance standards of the hotel and his area.</text:p>
            <text:p>     Adheres to the set procedures for attendance and timekeeping.</text:p>
            <text:p>     Assists in all IT related issues as and when required.</text:p>
            <text:p>     Assists his fellow workers on other trades, not related to his own work, and and when necessar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at most 35 years</text:p>
            <text:p>                                                                    </text:p>
          </table:table-cell>
          <table:table-cell office:value-type="string" calcext:value-type="string">
            <text:p/>
            <text:p>Â Cox's Bazar</text:p>
            <text:p>                                                                    </text:p>
          </table:table-cell>
          <table:table-cell office:value-type="string" calcext:value-type="string">
            <text:p/>
            <text:p>Diploma in Computer</text:p>
            <text:p/>
          </table:table-cell>
          <table:table-cell office:value-type="string" calcext:value-type="string">
            <text:p/>
            <text:p>Age at most 35 years </text:p>
            <text:p>Both males and females are allowed to apply</text:p>
            <text:p>Installation, Configuration and Maintenance of A/V systems &amp; equipments such as Projectors, Control Systems, TV Panels, High-End Speakers and other Audio Video equipment's.</text:p>
            <text:p>Highly motivated and a team player.</text:p>
            <text:p>Excellent interpersonal and guest contact skills.</text:p>
            <text:p>Ability to work well under pressure in a fast paced environment.</text:p>
            <text:p>Previous Hotel or Hospitality experience is preferred.</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5">
          <table:table-cell office:value-type="string" calcext:value-type="string">
            <text:p>System &amp; Network Administrator</text:p>
          </table:table-cell>
          <table:table-cell office:value-type="string" calcext:value-type="string">
            <text:p>Dhaka Fiber Net Ltd. </text:p>
          </table:table-cell>
          <table:table-cell office:value-type="string" calcext:value-type="string">
            <text:p/>
            <text:p>                                                                2</text:p>
            <text:p>                                                                </text:p>
          </table:table-cell>
          <table:table-cell office:value-type="string" calcext:value-type="string">
            <text:p/>
            <text:p>Manage &amp; Design Upstream, NOC and POP Systems.</text:p>
            <text:p>Establishing the networking environment by designing system configuration, directing system installation, defining, documenting and enforcing system standards.</text:p>
            <text:p>Very good knowledge of TCP/IP Protocol.</text:p>
            <text:p>Maximizing network performance by monitoring performance, troubleshooting network problems and outages, scheduling upgrades and collaborating with network architects on network optimization.</text:p>
            <text:p>The support and administration of firewall environments in line with IT security policy.</text:p>
            <text:p>Updating job knowledge by participating in educational opportunities, reading professional publications, maintaining personal networks and participating in professional organizations.</text:p>
            <text:p>Day to day admin and monitoring of network use.</text:p>
            <text:p/>
          </table:table-cell>
          <table:table-cell office:value-type="string" calcext:value-type="string">
            <text:p/>
            <text:p>                                                            We are looking for engineers to work on different platform that delivers intelligence and map visualization.</text:p>
            <text:p>                                                        </text:p>
          </table:table-cell>
          <table:table-cell office:value-type="string" calcext:value-type="string">
            <text:p/>
            <text:p>                                                                Full-time, Part-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30 to 40 years</text:p>
            <text:p>                                                                    </text:p>
          </table:table-cell>
          <table:table-cell office:value-type="string" calcext:value-type="string">
            <text:p/>
            <text:p>Â Dhaka</text:p>
            <text:p>                                                                    </text:p>
          </table:table-cell>
          <table:table-cell office:value-type="string" calcext:value-type="string">
            <text:p/>
            <text:p>Bachelor in Engineering (BEngg)</text:p>
            <text:p/>
          </table:table-cell>
          <table:table-cell office:value-type="string" calcext:value-type="string">
            <text:p/>
            <text:p>Age 30 to 40 years </text:p>
            <text:p>Both males and females are allowed to apply</text:p>
            <text:p>Very good knowledge about Cisco,Juniper,Linux,Mikrotik,BDCOM devices.</text:p>
            <text:p>Both males and females are allowed to apply</text:p>
            <text:p>Troubleshoot any and all Client Internet connection issues and Good Knowledge of FTTx devices.</text:p>
            <text:p/>
          </table:table-cell>
          <table:table-cell office:value-type="string" calcext:value-type="string">
            <text:p/>
            <text:p>Â Negotiable</text:p>
            <text:p>                                                                    </text:p>
          </table:table-cell>
          <table:table-cell office:value-type="string" calcext:value-type="string">
            <text:p/>
            <text:p>Mobile billFestival Bonus: 2</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6">
          <table:table-cell office:value-type="string" calcext:value-type="string">
            <text:p>Circle Head/ Regional Manager (Telecom Service)</text:p>
          </table:table-cell>
          <table:table-cell office:value-type="string" calcext:value-type="string">
            <text:p>The Metal (Pvt) Limited </text:p>
          </table:table-cell>
          <table:table-cell office:value-type="string" calcext:value-type="string">
            <text:p/>
            <text:p>                                                                01</text:p>
            <text:p>                                                                </text:p>
          </table:table-cell>
          <table:table-cell office:value-type="string" calcext:value-type="string">
            <text:p/>
            <text:p>Lead and guide the team to perform site maintenance and operation efficiently and effectively for a Region/Circle.</text:p>
            <text:p>Prepare and analyze budget, follow expenditure/cost and ensure revenue as per scope.</text:p>
            <text:p>Maintain the project probability at minimum in line with the financial baseline.</text:p>
            <text:p>Ensure customer satisfaction with quality execution and vendor management.</text:p>
            <text:p>Ensure health safety 7 security, risk &amp; fund management with mitigation plan</text:p>
            <text:p>Prepare regular reports and do escalation to the right forum</text:p>
            <text:p/>
          </table:table-cell>
          <table:table-cell office:value-type="string" calcext:value-type="string">
            <text:p/>
            <text:p>Metal Plus Limited (MPL), a concern of Metal is engaged in Telecom Service Business. Since its inception, this company is successfully and very reputedly providing telecom service supports in BTS sites of renowned mobile operators of Bangladesh like- Grameenphone, Robi, and Banglalink.</text:p>
            <text:p>Currently, MPL is operating more than 10,000 BTS of Grameenphone. Besides, it is also marketing Eicher brand tractors, Eicher Engines powered diesel generators and Energy brand diesel generators and other Agri-machinaries in Bangladesh.</text:p>
            <text:p>We are looking for commited and results oriented candidates for the position of Circle Manager, Telecom Services.</text:p>
            <text:p/>
          </table:table-cell>
          <table:table-cell office:value-type="string" calcext:value-type="string">
            <text:p/>
            <text:p>                                                                Full-time</text:p>
            <text:p>                                                            </text:p>
          </table:table-cell>
          <table:table-cell office:value-type="string" calcext:value-type="string">
            <text:p/>
            <text:p>Â 6 to 7 year(s)</text:p>
            <text:p>                                                                    </text:p>
          </table:table-cell>
          <table:table-cell office:value-type="string" calcext:value-type="string">
            <text:p/>
            <text:p>Â Only males are allowed to apply</text:p>
            <text:p>                                                                    </text:p>
          </table:table-cell>
          <table:table-cell office:value-type="string" calcext:value-type="string">
            <text:p/>
            <text:p>Â Age 30 to 45 years</text:p>
            <text:p>                                                                    </text:p>
          </table:table-cell>
          <table:table-cell office:value-type="string" calcext:value-type="string">
            <text:p/>
            <text:p>Â Anywhere in Bangladesh</text:p>
            <text:p>                                                                    </text:p>
          </table:table-cell>
          <table:table-cell office:value-type="string" calcext:value-type="string">
            <text:p/>
            <text:p>Bachelor in Engineering (BEngg) in EEE, CSE, ETE.Candidates who have MBA degree will be given preference.</text:p>
            <text:p/>
          </table:table-cell>
          <table:table-cell office:value-type="string" calcext:value-type="string">
            <text:p/>
            <text:p>Age 30 to 45 years </text:p>
            <text:p>Only males are allowed to apply</text:p>
            <text:p/>
          </table:table-cell>
          <table:table-cell office:value-type="string" calcext:value-type="string">
            <text:p/>
            <text:p>Â Negotiable</text:p>
            <text:p>                                                                    </text:p>
          </table:table-cell>
          <table:table-cell office:value-type="string" calcext:value-type="string">
            <text:p/>
            <text:p>Festival Bonus: 2As per Organizational Policy</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7">
          <table:table-cell office:value-type="string" calcext:value-type="string">
            <text:p>Zonal Manager (Telecom Service)</text:p>
          </table:table-cell>
          <table:table-cell office:value-type="string" calcext:value-type="string">
            <text:p>Metal Plus Limited </text:p>
          </table:table-cell>
          <table:table-cell office:value-type="string" calcext:value-type="string">
            <text:p/>
            <text:p>                                                                07</text:p>
            <text:p>                                                                </text:p>
          </table:table-cell>
          <table:table-cell office:value-type="string" calcext:value-type="string">
            <text:p/>
            <text:p>Evaluate abnormal incidents and anticipate future incidents based on power or environmental alarm system.</text:p>
            <text:p>Prepare monthly/quarterly preventive maintenance schedule and follow-up, execute the daily, weekly and monthly preventive/ corrective maintenance activities of the network equipment in relevant departments.</text:p>
            <text:p>Ensuring round the clock service support according to customer satisfaction.</text:p>
            <text:p>Have profound knowledge about TR/TT analysis/KPI/ SLA/ MTTR Calculation.</text:p>
            <text:p>Manage day to day activities on BTS's for Active maintenance and passive infrastructure.</text:p>
            <text:p>Coordinate with customer and answer queries and notify of faults history and ensure timely resolution</text:p>
            <text:p>Should have knowledge of all passive/ active equipment (DG/ IVS/ AC/ AVR/ Rectifier/DVS/PG/ Battery/Fiber) and their characteristics for the applicable work areas.</text:p>
            <text:p>Capable to efficiently manage the operation &amp; maintenance related task.</text:p>
            <text:p>Evaluate, prepare, Assist and maintain OPEX on monthly basis.</text:p>
            <text:p>Supporting and managing sub-contractor works</text:p>
            <text:p>Regularly refueling plan for DG site and prepare daily activity report with Dashboard.</text:p>
            <text:p>Monitoring vendor key management and taking care EBC/M related issue.</text:p>
            <text:p>Regularly monitoring and control AG and PG fuel consumption.</text:p>
            <text:p>Should have knowledge about zonal expenditure budget with profit/loss and drive the business toward profitability.</text:p>
            <text:p/>
          </table:table-cell>
          <table:table-cell office:value-type="string" calcext:value-type="string">
            <text:p/>
            <text:p>Metal Plus Limited (MPL), a concern of METAL is engaged in Telecom Service Business.  Since its inception, this company is successfully and very reputedly providing telecom service supports in BTS sites of renowned mobile operators of Bangladesh like- Grameenphone, Robi directly and through Huawei Technologies (BD) Ltd. and LM Ericson Bangladesh Ltd. Currently, MPL is operating in around 6000 BTS of Grameenphone. Besides, it is also marketing Eicher brand tractors, Eicher Engines powered diesel generators and Energy brand diesel generators and other Agri- machineries in Bangladesh.</text:p>
            <text:p>We are looking for committed and result oriented candidates for the position of Zonal Manager, Telecom service.</text:p>
            <text:p/>
          </table:table-cell>
          <table:table-cell office:value-type="string" calcext:value-type="string">
            <text:p/>
            <text:p>                                                                Full-time</text:p>
            <text:p>                                                            </text:p>
          </table:table-cell>
          <table:table-cell office:value-type="string" calcext:value-type="string">
            <text:p/>
            <text:p>Â 4 to 5 year(s)</text:p>
            <text:p>                                                                    </text:p>
          </table:table-cell>
          <table:table-cell office:value-type="string" calcext:value-type="string">
            <text:p/>
            <text:p>Â Only males are allowed to apply</text:p>
            <text:p>                                                                    </text:p>
          </table:table-cell>
          <table:table-cell office:value-type="string" calcext:value-type="string">
            <text:p/>
            <text:p>Â Age 28 to 35 years</text:p>
            <text:p>                                                                    </text:p>
          </table:table-cell>
          <table:table-cell office:value-type="string" calcext:value-type="string">
            <text:p/>
            <text:p>Â Anywhere in Bangladesh</text:p>
            <text:p>                                                                    </text:p>
          </table:table-cell>
          <table:table-cell office:value-type="string" calcext:value-type="string">
            <text:p/>
            <text:p>The incumbent should have B.Sc. Engineer in EEE/ CSE/ ETE/ ECE/CS /Applied Physics&amp; Electronic Engineering or related field from a recognized institute preferable from any public Institute.</text:p>
            <text:p/>
          </table:table-cell>
          <table:table-cell office:value-type="string" calcext:value-type="string">
            <text:p/>
            <text:p>Age 28 to 35 years </text:p>
            <text:p>Only males are allowed to apply</text:p>
            <text:p>Experience of Zonal Manager/ Leader in above mention job will be preferred</text:p>
            <text:p>Expert knowledge of network infrastructure environment, power facilities operations &amp; maintenance.</text:p>
            <text:p>Detailed understanding of BTS alarm handling and rectification.</text:p>
            <text:p>Coordinate in OPEX &amp; CAPEX utilization &amp; budget planning</text:p>
            <text:p>Experience in management of others vendors.</text:p>
            <text:p>Able to build up strong leadership and teamwork skills.</text:p>
            <text:p>Be able to work independently.</text:p>
            <text:p>Be prepared to work on a 24 x 7 recall roster.</text:p>
            <text:p>Open approach to solving problems and dealing with new proposals.</text:p>
            <text:p>Able to work as a member of a team and lead junior staff from time to time</text:p>
            <text:p>Problem solving &amp; analytical ability.</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8">
          <table:table-cell office:value-type="string" calcext:value-type="string">
            <text:p>Executive - IT (ERP)</text:p>
          </table:table-cell>
          <table:table-cell office:value-type="string" calcext:value-type="string">
            <text:p>Sterling Group </text:p>
          </table:table-cell>
          <table:table-cell office:value-type="string" calcext:value-type="string">
            <text:p/>
            <text:p>                                                                Not specific</text:p>
            <text:p>                                                                </text:p>
          </table:table-cell>
          <table:table-cell office:value-type="string" calcext:value-type="string">
            <text:p/>
            <text:p>Implement and troubleshoot redundant application solutions.</text:p>
            <text:p>Have knowledge in module wise software Implementation.</text:p>
            <text:p>To perform module base functional activity of ASP.Net/ Oracle Developer/ Power Builder Application</text:p>
            <text:p>Any sort of troubleshooting on CCTV/IP Camera, Biometric Finger, Attendances software &amp; Access control Device.</text:p>
            <text:p>Installation, Configuration and Maintenance, Different types of , Mail Server ,Database Server, File Server Proxy server</text:p>
            <text:p>Inventory Software maintain with bar code system Trouble Shooting (Hardware, Software &amp; Server) Software installation &amp; update Network.</text:p>
            <text:p/>
          </table:table-cell>
          <table:table-cell office:value-type="string" calcext:value-type="string">
            <text:p/>
            <text:p>                                                            We are an export oriented renown Woven Garments Manufacturer, looking for a dynamic, energetic and analytic candidate for the post of "Executive-IT (ERP)". The incumbent must have initiative, experience and the drive to deliver high quality results</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Only males are allowed to apply</text:p>
            <text:p>                                                                    </text:p>
          </table:table-cell>
          <table:table-cell office:value-type="string" calcext:value-type="string">
            <text:p/>
            <text:p>Â Age at least 25 years</text:p>
            <text:p>                                                                    </text:p>
          </table:table-cell>
          <table:table-cell office:value-type="string" calcext:value-type="string">
            <text:p/>
            <text:p>Â Dhaka (Ashulia)</text:p>
            <text:p>                                                                    </text:p>
          </table:table-cell>
          <table:table-cell office:value-type="string" calcext:value-type="string">
            <text:p/>
            <text:p>Master of Science (MSc), Master of Business Administration (MBA)B.Sc in Computer Science and Engineering from reputed university.</text:p>
            <text:p/>
          </table:table-cell>
          <table:table-cell office:value-type="string" calcext:value-type="string">
            <text:p/>
            <text:p>Age at least 25 years </text:p>
            <text:p>Only males are allowed to apply</text:p>
            <text:p>The applicants should have experience in the following area(s):</text:p>
            <text:p>Business Analyst, System Engineer, IT Support/Engineer, Software Engineer/Developer, </text:p>
            <text:p>ERP Implementer/Team member , Hardware Engineer, Network Engineer/Network Administrator, IT System Management, MIS etc.</text:p>
            <text:p>The applicants should have experience in the following business area(s):</text:p>
            <text:p>Software Company, Garments Industries/ Manufacturing Industries etc.</text:p>
            <text:p>Knowledge on MIS/ UML/ MS Office will be viewed as additional qualification</text:p>
            <text:p>Strong organizational skills and ability to multi-task.</text:p>
            <text:p>Have good knowledge on accounting/finance/production of garments/IE/Inventory/Merchandising/HR/ Production etc.</text:p>
            <text:p>Have knowledge in SQL or PL/SQL</text:p>
            <text:p/>
          </table:table-cell>
          <table:table-cell office:value-type="string" calcext:value-type="string">
            <text:p/>
            <text:p>Â Negotiable</text:p>
            <text:p>                                                                    </text:p>
          </table:table-cell>
          <table:table-cell office:value-type="string" calcext:value-type="string">
            <text:p/>
            <text:p>Lunch Facilities: Partially Subsidize</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9">
          <table:table-cell office:value-type="string" calcext:value-type="string">
            <text:p>Software Developer (ReactJS)</text:p>
          </table:table-cell>
          <table:table-cell office:value-type="string" calcext:value-type="string">
            <text:p>Codemen Solution Inc. </text:p>
          </table:table-cell>
          <table:table-cell office:value-type="string" calcext:value-type="string">
            <text:p/>
            <text:p>                                                                01</text:p>
            <text:p>                                                                </text:p>
          </table:table-cell>
          <table:table-cell office:value-type="string" calcext:value-type="string">
            <text:p/>
            <text:p>Experience with JavaScript frameworks and libraries like ReactJs, jQuery, Flux.</text:p>
            <text:p>Good working experience in HTML5, Bootstrap 3, CSS3, JavaScript, Typescript and XML.</text:p>
            <text:p>Build new Forms using ASP.NET, MVC framework, C# and .NET framework.</text:p>
            <text:p>Strong programming basic is must. Language-specific knowledge is not mandatory, but decent reasoning ability to develop any complex procedures.</text:p>
            <text:p>Writing code that is easily understandable by others.</text:p>
            <text:p>Capability to take a big project, break it apart into small solvable pieces and finally make the project production ready by putting the pieces back together. Therefore, having a clear concept of Software Design Pattern is an advantage.</text:p>
            <text:p>Working on improving and maintaining projects that are already in production and adding new features.</text:p>
            <text:p>We do not require a lot of experience, but we shall assess your ability to absorb new</text:p>
            <text:p>technology. So, if you are a fresher and confident you can learn, we encourage you to apply.</text:p>
            <text:p/>
          </table:table-cell>
          <table:table-cell office:value-type="string" calcext:value-type="string">
            <text:p/>
            <text:p>                                                            Full stack web developer (ReactJS) needed.</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0 to 35 years</text:p>
            <text:p>                                                                    </text:p>
          </table:table-cell>
          <table:table-cell office:value-type="string" calcext:value-type="string">
            <text:p/>
            <text:p>Â Anywhere in Bangladesh</text:p>
            <text:p>                                                                    </text:p>
          </table:table-cell>
          <table:table-cell office:value-type="string" calcext:value-type="string">
            <text:p/>
            <text:p>Bachelor of Science (BSc) in CSE</text:p>
            <text:p/>
          </table:table-cell>
          <table:table-cell office:value-type="string" calcext:value-type="string">
            <text:p/>
            <text:p>Age 20 to 35 years </text:p>
            <text:p>Both males and females are allowed to apply</text:p>
            <text:p>Good working experience in HTML5, Bootstrap 3, CSS3, JavaScript, jQuery, ReactJS.</text:p>
            <text:p>Experience with JavaScript frameworks and libraries especially ReactJs, jQuery.</text:p>
            <text:p>Build new Forms using ASP.NET MVC framework, C# and .NET framework.</text:p>
            <text:p>Both males and females are allowed to apply</text:p>
            <text:p>Strong fundamentals in relational databases - MS SQL server</text:p>
            <text:p>Good working knowledge on .NET applications with C#</text:p>
            <text:p>Good working knowledge of algorithms and data structures</text:p>
            <text:p>Understanding of platform architecture and technology, the process of software deployment and environment management</text:p>
            <text:p/>
          </table:table-cell>
          <table:table-cell office:value-type="string" calcext:value-type="string">
            <text:p/>
            <text:p>Â Negotiable</text:p>
            <text:p>                                                                    </text:p>
          </table:table-cell>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4">
          <table:table-cell office:value-type="string" calcext:value-type="string">
            <text:p>Full-stack Web Developer</text:p>
          </table:table-cell>
          <table:table-cell office:value-type="string" calcext:value-type="string">
            <text:p>Freedom Fighter IT </text:p>
          </table:table-cell>
          <table:table-cell office:value-type="string" calcext:value-type="string">
            <text:p/>
            <text:p>                                                                05</text:p>
            <text:p>                                                                </text:p>
          </table:table-cell>
          <table:table-cell office:value-type="string" calcext:value-type="string">
            <text:p/>
            <text:p>Ability to work quickly with high-quality.</text:p>
            <text:p>Must be a quick learner and a team player.</text:p>
            <text:p>Analyze the requirements and understand the deliverables</text:p>
            <text:p>In-depth knowledge of developing Web application and automation software.</text:p>
            <text:p>Must know RESTful and other Web Service API</text:p>
            <text:p>Work in ongoing and upcoming projects with PHP, Python, JavaScript, JQuery, HTML5, and CSS3.</text:p>
            <text:p>A clear understanding of OOP, Data Structures, Algorithms, and Design Patterns.</text:p>
            <text:p>Work with Bootstrap, MySQL and writing complex SQL queries, stored procedure, trigger and function.</text:p>
            <text:p>Always maintain coding documentation, flowcharts, layouts, diagrams, charts, code comments and follow the "clean code" concept.</text:p>
            <text:p>Participate in code/ design reviews after investigating current software development projects</text:p>
            <text:p>Collaborate with team members and ensure knowledge transfer</text:p>
            <text:p>Updates knowledge by studying state-of-the-art development tools, programming techniques, and computing equipment; participating in educational opportunities;</text:p>
            <text:p>Protects operations by keeping information confidential and never disclose any information out of the company.</text:p>
            <text:p>Client support for Existing Software as needed</text:p>
            <text:p>Design and execute test plans on web and desktop applications.</text:p>
            <text:p>Strict adherence to deadlines to meet the project requirements.</text:p>
            <text:p/>
          </table:table-cell>
          <table:table-cell office:value-type="string" calcext:value-type="string">
            <text:p/>
            <text:p>                                                            We are looking for outstanding Web Developers who will be responsible for the development and maintenance of web applications for a renowned company.</text:p>
            <text:p>                                                        </text:p>
          </table:table-cell>
          <table:table-cell office:value-type="string" calcext:value-type="string">
            <text:p/>
            <text:p>                                                                Full-time, Contractual, Internship</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18 to 45 years</text:p>
            <text:p>                                                                    </text:p>
          </table:table-cell>
          <table:table-cell office:value-type="string" calcext:value-type="string">
            <text:p/>
            <text:p>Â Jashore (Jashore Sadar)</text:p>
            <text:p>                                                                    </text:p>
          </table:table-cell>
          <table:table-cell office:value-type="string" calcext:value-type="string">
            <text:p/>
            <text:p>SSC, HSC, Diploma in Computer, Bachelor of Computer Application (BCA), Masters in Computer Application (MCA)B.Sc/ M.Sc in Computer Science/ Engineering from any reputed university</text:p>
            <text:p>IDB-BISEW experience certified developer also can apply.</text:p>
            <text:p>Skills Required:  PHP, HTML5 &amp; CSS3, Paython</text:p>
            <text:p/>
          </table:table-cell>
          <table:table-cell office:value-type="string" calcext:value-type="string">
            <text:p/>
            <text:p>Age 18 to 45 years </text:p>
            <text:p>Both males and females are allowed to apply</text:p>
            <text:p/>
          </table:table-cell>
          <table:table-cell office:value-type="string" calcext:value-type="string">
            <text:p/>
            <text:p>Â Negotiable</text:p>
            <text:p>                                                                    </text:p>
          </table:table-cell>
          <table:table-cell office:value-type="string" calcext:value-type="string">
            <text:p/>
            <text:p>Performance bonus, Provident fund, Over time allowanceSalary Review: YearlyFestival Bonus: 2</text:p>
            <text:p/>
          </table:table-cell>
          <table:table-cell office:value-type="string" calcext:value-type="string">
            <text:p/>
            <text:p>Â Oct 17, 2019</text:p>
            <text:p>                                                                        </text:p>
          </table:table-cell>
          <table:table-cell office:value-type="string" calcext:value-type="string">
            <text:p/>
            <text:p>Â Nov 15, 2019</text:p>
            <text:p>                                                                        </text:p>
          </table:table-cell>
          <table:table-cell table:number-columns-repeated="1008"/>
        </table:table-row>
        <table:table-row table:style-name="ro9">
          <table:table-cell office:value-type="string" calcext:value-type="string">
            <text:p>Mobile App Developer</text:p>
          </table:table-cell>
          <table:table-cell office:value-type="string" calcext:value-type="string">
            <text:p>Combosoft </text:p>
          </table:table-cell>
          <table:table-cell office:value-type="string" calcext:value-type="string">
            <text:p/>
            <text:p>                                                                01</text:p>
            <text:p>                                                                </text:p>
          </table:table-cell>
          <table:table-cell office:value-type="string" calcext:value-type="string">
            <text:p/>
            <text:p>Mobile App Development in Android &amp; iOS (Using Cross Platform Technologies like Xamarin, Ionic, React native)</text:p>
            <text:p>Native Development may also needed time to time</text:p>
            <text:p>Server side scripting knowledge with PHP and MySQL</text:p>
            <text:p>Work with firebase push notification for android &amp; iOS</text:p>
            <text:p>Deep understanding of Android Framework, Android NDK, Bluetooth and Media frameworks</text:p>
            <text:p>Good understanding of developing APIs, web services and Work with outside data sources and APIs.</text:p>
            <text:p>Strong architectural skills and API design techniques to keep a clean and maintainable code base.</text:p>
            <text:p>Database design in MySQL/PostgreSQL for database driven web application &amp; web enabled business process development.</text:p>
            <text:p>Work on bug fixing and improving application performance</text:p>
            <text:p>Continuously discover, evaluate, and implement new technologies to maximize development efficiency.</text:p>
            <text:p>Hands-on experience on JavaScript UI libraries such as Vue and React, RESTful JSON APIs, and version control (Git).</text:p>
            <text:p>Excellent verbal and written English communication skill is a must.</text:p>
            <text:p/>
          </table:table-cell>
          <table:table-cell office:value-type="string" calcext:value-type="string">
            <text:p/>
            <text:p>                                                            Looking For : Mobile App Developer (Android &amp; iOS/ Cross Platform)</text:p>
            <text:p>                                                        </text:p>
          </table:table-cell>
          <table:table-cell office:value-type="string" calcext:value-type="string">
            <text:p/>
            <text:p>                                                                Full-time</text:p>
            <text:p>                                                            </text:p>
          </table:table-cell>
          <table:table-cell office:value-type="string" calcext:value-type="string">
            <text:p/>
            <text:p>Â 2 to 6 year(s)</text:p>
            <text:p>                                                                    </text:p>
          </table:table-cell>
          <table:table-cell table:number-columns-repeated="2"/>
          <table:table-cell office:value-type="string" calcext:value-type="string">
            <text:p/>
            <text:p>Â Dhaka (Mirpur)</text:p>
            <text:p>                                                                    </text:p>
          </table:table-cell>
          <table:table-cell office:value-type="string" calcext:value-type="string">
            <text:p/>
            <text:p>Bachelor in Engineering (BEngg) in Computer Science</text:p>
            <text:p/>
          </table:table-cell>
          <table:table-cell office:value-type="string" calcext:value-type="string">
            <text:p/>
            <text:p>Successfully contribute to client-facing software projects by individual effort</text:p>
            <text:p>Ability to think out of the box, problem-solving skills</text:p>
            <text:p>Adapt to new technology quickly.</text:p>
            <text:p>Possess excellent analytical and problem-solving skills</text:p>
            <text:p>Ability to perform well under pressure</text:p>
            <text:p>Have high attention to detail</text:p>
            <text:p>Be a confident communicator</text:p>
            <text:p>Work well independently and in team settings</text:p>
            <text:p/>
          </table:table-cell>
          <table:table-cell office:value-type="string" calcext:value-type="string">
            <text:p/>
            <text:p>Â Negotiable</text:p>
            <text:p>                                                                    </text:p>
          </table:table-cell>
          <table:table-cell office:value-type="string" calcext:value-type="string">
            <text:p/>
            <text:p>T/A, Mobile bill, Medical allowance, Performance bonusLunch Facilities: Full SubsidizeSalary Review: Half YearlyFestival Bonus: 2</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10">
          <table:table-cell office:value-type="string" calcext:value-type="string">
            <text:p>Programmer/ Software Engineer</text:p>
          </table:table-cell>
          <table:table-cell office:value-type="string" calcext:value-type="string">
            <text:p>maplehitech </text:p>
          </table:table-cell>
          <table:table-cell office:value-type="string" calcext:value-type="string">
            <text:p/>
            <text:p>                                                                3</text:p>
            <text:p>                                                                </text:p>
          </table:table-cell>
          <table:table-cell office:value-type="string" calcext:value-type="string">
            <text:p/>
            <text:p>Software development using  Java, Golang, Python, C++ in a Linux environment Delivering production-quality codeWork in  basics of media streaming concepts like a/v encoding, buffering, media file types, codecs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Bachelor of Science (BSc) in CSE, EEE,CS</text:p>
            <text:p/>
          </table:table-cell>
          <table:table-cell office:value-type="string" calcext:value-type="string">
            <text:p/>
            <text:p>Proficiency in at least one of this language: Java, Golang, Python, or C++ in a Linux environment Understanding basics of WebRTC Understanding basics of media streaming concepts like a/v encoding, buffering, media file types, codecs etc</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17, 2019</text:p>
            <text:p>                                                                        </text:p>
          </table:table-cell>
          <table:table-cell office:value-type="string" calcext:value-type="string">
            <text:p/>
            <text:p>Â Nov 15, 2019</text:p>
            <text:p>                                                                        </text:p>
          </table:table-cell>
          <table:table-cell table:number-columns-repeated="1008"/>
        </table:table-row>
        <table:table-row table:style-name="ro11">
          <table:table-cell office:value-type="string" calcext:value-type="string">
            <text:p>Software Engineer</text:p>
          </table:table-cell>
          <table:table-cell office:value-type="string" calcext:value-type="string">
            <text:p>AutoBill Pty Ltd </text:p>
          </table:table-cell>
          <table:table-cell office:value-type="string" calcext:value-type="string">
            <text:p/>
            <text:p>                                                                04</text:p>
            <text:p>                                                                </text:p>
          </table:table-cell>
          <table:table-cell office:value-type="string" calcext:value-type="string">
            <text:p/>
            <text:p>                                                            We are looking for Java Developers with experience in enterprise-class technologies</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text:p>
            <text:p/>
          </table:table-cell>
          <table:table-cell office:value-type="string" calcext:value-type="string">
            <text:p/>
            <text:p>2+ years of experience is preferred. If you are a fresher, we are still open to hearing from you if you have excellent programming skills.</text:p>
            <text:p>Proven work experience in developing large scale enterprise web applications</text:p>
            <text:p>Hands-on experience in at least one Java-based MVC framework is mandatory</text:p>
            <text:p>Hands-on experience in at least one JavaScript library is mandatory</text:p>
            <text:p>Experience in jQuery will be a plus</text:p>
            <text:p/>
          </table:table-cell>
          <table:table-cell office:value-type="string" calcext:value-type="string">
            <text:p/>
            <text:p>Â Negotiable</text:p>
            <text:p>                                                                    </text:p>
          </table:table-cell>
          <table:table-cell office:value-type="string" calcext:value-type="string">
            <text:p/>
            <text:p>Weekly 2 holidaysLunch Facilities: Full SubsidizeFestival Bonus: 2Health and life insurance</text:p>
            <text:p>Breakfast, Snacks</text:p>
            <text:p>Public holidays</text:p>
            <text:p>Picnic/ Tour</text:p>
            <text:p>Transport</text:p>
            <text:p/>
          </table:table-cell>
          <table:table-cell office:value-type="string" calcext:value-type="string">
            <text:p/>
            <text:p>Â Oct 16, 2019</text:p>
            <text:p>                                                                        </text:p>
          </table:table-cell>
          <table:table-cell office:value-type="string" calcext:value-type="string">
            <text:p/>
            <text:p>Â Nov 11, 2019</text:p>
            <text:p>                                                                        </text:p>
          </table:table-cell>
          <table:table-cell table:number-columns-repeated="1008"/>
        </table:table-row>
        <table:table-row table:style-name="ro12">
          <table:table-cell office:value-type="string" calcext:value-type="string">
            <text:p>iOS Developer</text:p>
          </table:table-cell>
          <table:table-cell office:value-type="string" calcext:value-type="string">
            <text:p>DigiTech Labs Ltd. </text:p>
          </table:table-cell>
          <table:table-cell office:value-type="string" calcext:value-type="string">
            <text:p/>
            <text:p>                                                                Not specific</text:p>
            <text:p>                                                                </text:p>
          </table:table-cell>
          <table:table-cell office:value-type="string" calcext:value-type="string">
            <text:p/>
            <text:p>We are looking to hire a super talented and enthusiastic iOS Developer with good knowledge of iOS development. If you are passionate about new technology and creating innovative, cutting edge mobile apps to solve real life business problems then contact us today. </text:p>
            <text:p>Job Location : Uttara Sector 6, Dhaka</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 (Uttara)</text:p>
            <text:p>                                                                    </text:p>
          </table:table-cell>
          <table:table-cell office:value-type="string" calcext:value-type="string">
            <text:p/>
            <text:p>At least 2 year(s)</text:p>
            <text:p/>
            <text:p/>
            <text:p/>
          </table:table-cell>
          <table:table-cell office:value-type="string" calcext:value-type="string">
            <text:p/>
            <text:p>ESSENTIAL SKILLS:</text:p>
            <text:p>Minimum of 2 years of experience in full lifecycle development of mobile applications on iPhones and iPad. </text:p>
            <text:p>Experience creating custom UI components, Apple Push Notification Services, Foundation</text:p>
            <text:p>Experience in provisioning and publishing apps in iTunes/App Store with working knowledge of Apple Publishing Procedures and App review Process.</text:p>
            <text:p>Current knowledge of trends in iOS developer community with competitive landscape.</text:p>
            <text:p>Experience working with XML/JSON and familiarity with REST/SOAP methodologies.</text:p>
            <text:p>Ability to independently analyze problems, evaluate solutions, and effectively communicate options and recommendations to the leadership team.</text:p>
            <text:p>Solid experience integrating with web services.</text:p>
            <text:p>Evidence of iOS projects.</text:p>
            <text:p>Passionate about creating exceptional user experiences.</text:p>
            <text:p>Highly analytical, creative, and innovative in solving problems.</text:p>
            <text:p>Use of code versioning - git, svn, tfs. </text:p>
            <text:p>Must be an iOS enthusiast, with a rounded understanding of the iOS eco system and principles.</text:p>
            <text:p>Familiar with unit testing frameworks for the iOS platform and how to use them.</text:p>
            <text:p>Awareness of Design Patterns and their implementation.</text:p>
            <text:p>TECHNICAL SKILLS REQUIRED: </text:p>
            <text:p>Minimum of 2 years commercial iOS development experience.</text:p>
            <text:p>Deep understanding and proficiency in building mobile apps from scratch using mobile language (Swift, Objective-C).</text:p>
            <text:p>Familiarity with RESTful APIs to connect iOS applications to back-end services</text:p>
            <text:p>Experience with offline storage, threading, and performance tuning</text:p>
            <text:p>Understanding of Apple's design principles and interface guidelines</text:p>
            <text:p>Familiarity with cloud message APIs and push notifications</text:p>
            <text:p>Proficient understanding of code versioning tools Git</text:p>
            <text:p>Passionate about writing clean, well-organized, and production-ready code.</text:p>
            <text:p>Publishing application on App Store.</text:p>
            <text:p/>
          </table:table-cell>
          <table:table-cell/>
          <table:table-cell office:value-type="string" calcext:value-type="string">
            <text:p/>
            <text:p>Incentive: As per Company policy</text:p>
            <text:p/>
          </table:table-cell>
          <table:table-cell office:value-type="string" calcext:value-type="string">
            <text:p/>
            <text:p>Â Oct 16, 2019</text:p>
            <text:p>                                                                        </text:p>
          </table:table-cell>
          <table:table-cell office:value-type="string" calcext:value-type="string">
            <text:p/>
            <text:p>Â Nov 14, 2019</text:p>
            <text:p>                                                                        </text:p>
          </table:table-cell>
          <table:table-cell table:number-columns-repeated="1008"/>
        </table:table-row>
        <table:table-row table:style-name="ro13">
          <table:table-cell office:value-type="string" calcext:value-type="string">
            <text:p>iOS Developer</text:p>
          </table:table-cell>
          <table:table-cell office:value-type="string" calcext:value-type="string">
            <text:p>DigiTech Labs Ltd. </text:p>
          </table:table-cell>
          <table:table-cell office:value-type="string" calcext:value-type="string">
            <text:p/>
            <text:p>                                                                Not specific</text:p>
            <text:p>                                                                </text:p>
          </table:table-cell>
          <table:table-cell office:value-type="string" calcext:value-type="string">
            <text:p/>
            <text:p>We are looking to hire a super talented and enthusiastic iOS Developer with good knowledge of iOS development. If you are passionate about new technology and creating innovative, cutting edge mobile apps to solve real life business problems then contact us today. </text:p>
            <text:p>Job Location : Uttara Sector 6, Dhaka</text:p>
            <text:p/>
          </table:table-cell>
          <table:table-cell office:value-type="string" calcext:value-type="string">
            <text:p/>
            <text:p>We are looking to hire a super talented and enthusiastic iOS Developer with good knowledge of iOS development. If you are passionate about new technology and creating innovative, cutting edge mobile apps to solve real life business problems then contact us today. </text:p>
            <text:p>Job Location : Uttara Sector 6, Dhaka</text:p>
            <text:p/>
          </table:table-cell>
          <table:table-cell office:value-type="string" calcext:value-type="string">
            <text:p/>
            <text:p>                                                                Full-time</text:p>
            <text:p>                                                            </text:p>
          </table:table-cell>
          <table:table-cell table:number-columns-repeated="3"/>
          <table:table-cell office:value-type="string" calcext:value-type="string">
            <text:p/>
            <text:p>Experience:Â At least 2 year(s)</text:p>
            <text:p>                                                                    </text:p>
          </table:table-cell>
          <table:table-cell office:value-type="string" calcext:value-type="string">
            <text:p/>
            <text:p>At least 2 year(s)</text:p>
            <text:p/>
            <text:p/>
            <text:p/>
          </table:table-cell>
          <table:table-cell office:value-type="string" calcext:value-type="string">
            <text:p/>
            <text:p>ESSENTIAL SKILLS:</text:p>
            <text:p>Minimum of 2 years of experience in full lifecycle development of mobile applications on iPhones and iPad. </text:p>
            <text:p>Experience creating custom UI components, Apple Push Notification Services, Foundation</text:p>
            <text:p>Experience in provisioning and publishing apps in iTunes/App Store with working knowledge of Apple Publishing Procedures and App review Process.</text:p>
            <text:p>Current knowledge of trends in iOS developer community with competitive landscape.</text:p>
            <text:p>Experience working with XML/JSON and familiarity with REST/SOAP methodologies.</text:p>
            <text:p>Ability to independently analyze problems, evaluate solutions, and effectively communicate options and recommendations to the leadership team.</text:p>
            <text:p>Solid experience integrating with web services.</text:p>
            <text:p>Evidence of iOS projects.</text:p>
            <text:p>Passionate about creating exceptional user experiences.</text:p>
            <text:p>Highly analytical, creative, and innovative in solving problems.</text:p>
            <text:p>Use of code versioning - git, svn, tfs. </text:p>
            <text:p>Must be an iOS enthusiast, with a rounded understanding of the iOS eco system and principles.</text:p>
            <text:p>Familiar with unit testing frameworks for the iOS platform and how to use them.</text:p>
            <text:p>Awareness of Design Patterns and their implementation.</text:p>
            <text:p>TECHNICAL SKILLS REQUIRED: </text:p>
            <text:p>Minimum of 2 years commercial iOS development experience.</text:p>
            <text:p>Deep understanding and proficiency in building mobile apps from scratch using mobile language (Swift, Objective-C).</text:p>
            <text:p>Familiarity with RESTful APIs to connect iOS applications to back-end services</text:p>
            <text:p>Experience with offline storage, threading, and performance tuning</text:p>
            <text:p>Understanding of Apple's design principles and interface guidelines</text:p>
            <text:p>Familiarity with cloud message APIs and push notifications</text:p>
            <text:p>Proficient understanding of code versioning tools Git</text:p>
            <text:p>Passionate about writing clean, well-organized, and production-ready code.</text:p>
            <text:p>Publishing application on App Store.</text:p>
            <text:p/>
          </table:table-cell>
          <table:table-cell office:value-type="string" calcext:value-type="string">
            <text:p/>
            <text:p>Job Location:Â Dhaka (Uttara)</text:p>
            <text:p>                                                                    </text:p>
          </table:table-cell>
          <table:table-cell office:value-type="string" calcext:value-type="string">
            <text:p/>
            <text:p>Incentive: As per Company policy</text:p>
            <text:p/>
          </table:table-cell>
          <table:table-cell office:value-type="string" calcext:value-type="string">
            <text:p/>
            <text:p>Â Oct 16, 2019</text:p>
            <text:p>                                                                        </text:p>
          </table:table-cell>
          <table:table-cell office:value-type="string" calcext:value-type="string">
            <text:p/>
            <text:p>Â Nov 14, 2019</text:p>
            <text:p>                                                                        </text:p>
          </table:table-cell>
          <table:table-cell table:number-columns-repeated="1008"/>
        </table:table-row>
        <table:table-row table:style-name="ro14">
          <table:table-cell office:value-type="string" calcext:value-type="string">
            <text:p>Junior Software Engineer</text:p>
          </table:table-cell>
          <table:table-cell office:value-type="string" calcext:value-type="string">
            <text:p>Avalon Hosting Services Ltd. </text:p>
          </table:table-cell>
          <table:table-cell office:value-type="string" calcext:value-type="string">
            <text:p/>
            <text:p>                                                                01</text:p>
            <text:p>                                                                </text:p>
          </table:table-cell>
          <table:table-cell office:value-type="string" calcext:value-type="string">
            <text:p/>
            <text:p>We are a customer-first company and we want all efforts and communications to represent this philosophy. Collaboration is an important facet of this. The Engineering team works and sits directly with the Product, Marketing and IT teams.</text:p>
            <text:p>As a Junior Software Engineer you should be able to demonstrate solid problem solving skills. If you have a few open source projects to share your skills thats even better.</text:p>
            <text:p>You will be part of a team of Non-Senior to Senior Software Engineers.</text:p>
            <text:p/>
          </table:table-cell>
          <table:table-cell office:value-type="string" calcext:value-type="string">
            <text:p/>
            <text:p>We are a customer-first company and we want all efforts and communications to represent this philosophy. Collaboration is an important facet of this. The Engineering team works and sits directly with the Product, Marketing and IT teams.</text:p>
            <text:p>As a Junior Software Engineer you should be able to demonstrate solid problem solving skills. If you have a few open source projects to share your skills thats even better.</text:p>
            <text:p>You will be part of a team of Non-Senior to Senior Software Engineers.</text:p>
            <text:p/>
          </table:table-cell>
          <table:table-cell office:value-type="string" calcext:value-type="string">
            <text:p/>
            <text:p>                                                                Full-time</text:p>
            <text:p>                                                            </text:p>
          </table:table-cell>
          <table:table-cell office:value-type="string" calcext:value-type="string">
            <text:p/>
            <text:p>Â 2 to 3 year(s)</text:p>
            <text:p>                                                                    </text:p>
          </table:table-cell>
          <table:table-cell/>
          <table:table-cell office:value-type="string" calcext:value-type="string">
            <text:p/>
            <text:p>Â Age 20 to 30 years</text:p>
            <text:p>                                                                    </text:p>
          </table:table-cell>
          <table:table-cell office:value-type="string" calcext:value-type="string">
            <text:p/>
            <text:p>Â Dhaka (Mirpur)</text:p>
            <text:p>                                                                    </text:p>
          </table:table-cell>
          <table:table-cell office:value-type="string" calcext:value-type="string">
            <text:p/>
            <text:p>Bachelor in Engineering (BEngg) in CSE, Bachelor in Engineering (BEngg) in CSE, Bachelor in Engineering (BEngg) in Information Technology</text:p>
            <text:p>Skills Required:  WordPress, 2+ Years experience with Laravel and Vue js, AngularJS, jquery, Object Oriented Programming, PHP, React JS</text:p>
            <text:p/>
          </table:table-cell>
          <table:table-cell office:value-type="string" calcext:value-type="string">
            <text:p/>
            <text:p>Age 20 to 30 years </text:p>
            <text:p>Experience with Node.js, React/Angular a plus</text:p>
            <text:p>Knowledge of services (mostly RESTful)</text:p>
            <text:p>Google Cloud, AWS or other cloud experience a plus</text:p>
            <text:p>Database knowledge; MySQLServer, MongoDB or more modern no-sql store</text:p>
            <text:p>Strong interest in learning and expanding your personal toolbox of skills</text:p>
            <text:p>High emotional intelligence</text:p>
            <text:p>A/B test mentality</text:p>
            <text:p/>
          </table:table-cell>
          <table:table-cell office:value-type="string" calcext:value-type="string">
            <text:p/>
            <text:p>Â Negotiable</text:p>
            <text:p>                                                                    </text:p>
          </table:table-cell>
          <table:table-cell office:value-type="string" calcext:value-type="string">
            <text:p/>
            <text:p>T/A, Performance bonusSalary Review: YearlyFestival Bonus: 2</text:p>
            <text:p/>
          </table:table-cell>
          <table:table-cell office:value-type="string" calcext:value-type="string">
            <text:p/>
            <text:p>Â Oct 17, 2019</text:p>
            <text:p>                                                                        </text:p>
          </table:table-cell>
          <table:table-cell office:value-type="string" calcext:value-type="string">
            <text:p/>
            <text:p>Â Nov 16, 2019</text:p>
            <text:p>                                                                        </text:p>
          </table:table-cell>
          <table:table-cell table:number-columns-repeated="1008"/>
        </table:table-row>
        <table:table-row table:style-name="ro15">
          <table:table-cell office:value-type="string" calcext:value-type="string">
            <text:p>Trainer (Digital Marketing)</text:p>
          </table:table-cell>
          <table:table-cell office:value-type="string" calcext:value-type="string">
            <text:p>Creative IT Institute </text:p>
          </table:table-cell>
          <table:table-cell office:value-type="string" calcext:value-type="string">
            <text:p/>
            <text:p>                                                                02</text:p>
            <text:p>                                                                </text:p>
          </table:table-cell>
          <table:table-cell office:value-type="string" calcext:value-type="string">
            <text:p/>
            <text:p>Deliver training as per the pre-decided curriculum of CITI or the project of CITI</text:p>
            <text:p>Create/update course material to ensure all the latest trends and best practices are covered</text:p>
            <text:p>Innovate and improve teaching methods and processes basis past classroom experiences</text:p>
            <text:p>Upgrade self-knowledge across all courses offered by CITI ranging from Social Media Marketing, AdWords, SEO, Email Marketing, Mobile Marketing, Website Development, etc.</text:p>
            <text:p>Be able to customize and deliver course material as per need</text:p>
            <text:p>Be on the constant hunt for case studies, trends and best practices in the digital space to be able to provide the right references in class</text:p>
            <text:p>Monitor student progress and make recommendations to the concerns if any interventions are needed to bridge the gap.</text:p>
            <text:p>Promote student success by showing flexibility in style and work schedule as well as exhibiting a passion for teaching and students and engaging students in the learning process.</text:p>
            <text:p>Maintain appropriate records of classroom training delivered and new resources created</text:p>
            <text:p>Take proactive steps to ensure that the classroom is functioning at optimum and providing the best possible learning experience for student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table:table-cell office:value-type="string" calcext:value-type="string">
            <text:p/>
            <text:p>Â Age 25 to 32 years</text:p>
            <text:p>                                                                    </text:p>
          </table:table-cell>
          <table:table-cell office:value-type="string" calcext:value-type="string">
            <text:p/>
            <text:p>Â Dhaka (Dhanmondi)</text:p>
            <text:p>                                                                    </text:p>
          </table:table-cell>
          <table:table-cell office:value-type="string" calcext:value-type="string">
            <text:p/>
            <text:p>Bachelor degree in any discipline</text:p>
            <text:p/>
          </table:table-cell>
          <table:table-cell office:value-type="string" calcext:value-type="string">
            <text:p/>
            <text:p>Age 25 to 32 years </text:p>
            <text:p>Working in an agency educational institute</text:p>
            <text:p>Fantastic communication skills and ability to deliver course material with full confidence and vigour for sessions ranging from 2 to 4 hours</text:p>
            <text:p>Fluent oral as well as written communication skills</text:p>
            <text:p>Be punctual and disciplined to ensure all training begin and end on time and do full justice to the topic delivered</text:p>
            <text:p>Be patient and sensitive towards trainees and their ability to grasp new concepts</text:p>
            <text:p>Be a good team player who believes in the concept of 'train and get trained at the same time'</text:p>
            <text:p>Have good people skills and should have a passion for teaching and the Digital Marketing space in general</text:p>
            <text:p/>
          </table:table-cell>
          <table:table-cell office:value-type="string" calcext:value-type="string">
            <text:p/>
            <text:p>Â Negotiable</text:p>
            <text:p>                                                                    </text:p>
          </table:table-cell>
          <table:table-cell office:value-type="string" calcext:value-type="string">
            <text:p/>
            <text:p>Mobile bill, Credit card, Over time allowanceLunch Facilities: Partially SubsidizeSalary Review: YearlyFestival Bonus: 2</text:p>
            <text:p/>
          </table:table-cell>
          <table:table-cell office:value-type="string" calcext:value-type="string">
            <text:p/>
            <text:p>Â Oct 17, 2019</text:p>
            <text:p>                                                                        </text:p>
          </table:table-cell>
          <table:table-cell office:value-type="string" calcext:value-type="string">
            <text:p/>
            <text:p>Â Nov 15, 2019</text:p>
            <text:p>                                                                        </text:p>
          </table:table-cell>
          <table:table-cell table:number-columns-repeated="1008"/>
        </table:table-row>
        <table:table-row table:style-name="ro16">
          <table:table-cell office:value-type="string" calcext:value-type="string">
            <text:p>Content Writer</text:p>
          </table:table-cell>
          <table:table-cell office:value-type="string" calcext:value-type="string">
            <text:p>Appnap Technologies Ltd. </text:p>
          </table:table-cell>
          <table:table-cell office:value-type="string" calcext:value-type="string">
            <text:p/>
            <text:p>                                                                Not specific</text:p>
            <text:p>                                                                </text:p>
          </table:table-cell>
          <table:table-cell office:value-type="string" calcext:value-type="string">
            <text:p/>
            <text:p>Write and create quality contents (especially in native US-style writing) in accordance with our service descriptions, website contents, and target market content needs on our Graphics Design Outsourcing business in the form of web-copy, blog posts, articles for third-party content marketing platforms, ad copies &amp; social media posts, etc.</text:p>
            <text:p>Conduct keyword research and analysis for the purpose of content development which includes both seed keywords and LSI/Related Keywords and perform long tail keyword research for content/topic ideas.</text:p>
            <text:p>Generate interesting, accurate, and exciting content ideas for our target market needs and maintain content writing calendar.</text:p>
            <text:p>Write non-plagiarized contents that will pass as 'unique content' (or 'non-duplicate content') by using various Content Plagiarism Detection Tools.</text:p>
            <text:p>Create contents that does not violate the Copyright Law &amp; Creative Commons License Terms.</text:p>
            <text:p>Provide unique and copyright contents within specific deadlines.</text:p>
            <text:p>Write contents for SEO purpose, which includes: conduct various audits on keyword density and other parameters for on-page SEO, SEO Copyedit and optimize articles on the basis of seed keywords and LSI/ Related Keywords, rewrite existing contents into unique contents using various techniques including manual rewriting &amp; content spinning, etc.</text:p>
            <text:p>Perform various link building and content marketing strategies, which includes:</text:p>
            <text:p>Outreach for links, brand citations, and publishing contents in various content publishing platforms.</text:p>
            <text:p>Social Media Outreach in Facebook, LinkedIn, and Twitter for lead generation and content publishing.</text:p>
            <text:p>Submit articles in content publishing platforms like - hubpages.com, examiner.com, squidoo.com, ezinearticles.com, etc.</text:p>
            <text:p>Maintain various theme-based Web 2.0 blog platforms and publish contents from time to time.</text:p>
            <text:p>Forum posting, blog posting, blog commenting, etc.</text:p>
            <text:p/>
          </table:table-cell>
          <table:table-cell office:value-type="string" calcext:value-type="string">
            <text:p/>
            <text:p>APPNAP TECHNOLOGIES LTD. is looking for a CONTENT WRITER. </text:p>
            <text:p>Appnap Technologies Ltd. is a software company based in Dhaka, Bangladesh. We develop native apps for iOS and Android. Our audience is wildly international. We`re a global reality. You`ll be working on products used by hundreds of thousands of people all around the world. The quality of your work will make a decisive difference both to the users and to Appnap. You`ll get the chance to learn (and teach too!) some of the brightest and most skilled people you`ll ever meet. Your talent is going to blossom here.</text:p>
            <text:p/>
          </table:table-cell>
          <table:table-cell office:value-type="string" calcext:value-type="string">
            <text:p/>
            <text:p>                                                                Full-time</text:p>
            <text:p>                                                            </text:p>
          </table:table-cell>
          <table:table-cell office:value-type="string" calcext:value-type="string">
            <text:p/>
            <text:p>Â 2 to 5 year(s)</text:p>
            <text:p>                                                                    </text:p>
          </table:table-cell>
          <table:table-cell/>
          <table:table-cell office:value-type="string" calcext:value-type="string">
            <text:p/>
            <text:p>Â Age 20 to 32 years</text:p>
            <text:p>                                                                    </text:p>
          </table:table-cell>
          <table:table-cell office:value-type="string" calcext:value-type="string">
            <text:p/>
            <text:p>Â Dhaka</text:p>
            <text:p>                                                                    </text:p>
          </table:table-cell>
          <table:table-cell office:value-type="string" calcext:value-type="string">
            <text:p/>
            <text:p>Bachelor of Arts (BA) in English, Bachelor degree in any disciplineCandidates with foreign degree are also encouraged to apply.</text:p>
            <text:p>A-levels/ O-levels is preferable.</text:p>
            <text:p>Any other public or reputed private university approved by the University Grants Commission of Bangladesh.</text:p>
            <text:p>High school degree or equivalent; Bachelor's degree in creative writing, journalism, English, or related field preferred.</text:p>
            <text:p>For deserving experienced candidates academic qualification will be relaxed.</text:p>
            <text:p>BRAC University,East West University,University of Liberal Arts Bangladesh,Jahangirnagar University,University of Dhaka students will get preference</text:p>
            <text:p>Skills Required: Able to work under pressure, creativity and innovation, Google docs, MS Word/ Excel/ PowerPoint/ OneNote, Must be able to read and write English, Working with Deadlines</text:p>
            <text:p/>
          </table:table-cell>
          <table:table-cell office:value-type="string" calcext:value-type="string">
            <text:p/>
            <text:p>Age 20 to 32 years </text:p>
            <text:p>Skills: English Language, English Literature</text:p>
            <text:p>Excellent verbal and written communication skills.</text:p>
            <text:p>Excellent grasp of English language.</text:p>
            <text:p>Creative and innovative thinker and planner.</text:p>
            <text:p>Confident in producing work across multiple platforms.</text:p>
            <text:p>Able to align multiple brand strategies and ideas.</text:p>
            <text:p>Assists team members when needed to accomplish team goals.</text:p>
            <text:p>Able to multitask, prioritize, and manage time efficiently.</text:p>
            <text:p>Self-motivated and self-directed.</text:p>
            <text:p>Two to four years' experience writing for a large agency or corporation.</text:p>
            <text:p>Ability to work independently or as an active member of a team.</text:p>
            <text:p>Proficient computer skills, including Microsoft Office Suite (Word, PowerPoint, Outlook, and Excel) and Google Docs.</text:p>
            <text:p>Good interpersonal skills and communication with all levels of management.</text:p>
            <text:p>Able to work in a fast-paced environment.</text:p>
            <text:p>Strict adherence to company policies and style.</text:p>
            <text:p>Extensive knowledge of the company, brand, and product preferred.</text:p>
            <text:p>Ideal candidate will have a positive attitude and be a problem-solver.</text:p>
            <text:p>Familiarity with keyword placement and SEO.</text:p>
            <text:p/>
          </table:table-cell>
          <table:table-cell office:value-type="string" calcext:value-type="string">
            <text:p/>
            <text:p>Â Tk. 20000 - 35000 (Monthly)</text:p>
            <text:p>                                                                    </text:p>
          </table:table-cell>
          <table:table-cell office:value-type="string" calcext:value-type="string">
            <text:p/>
            <text:p>Performance bonus, Weekly 2 holidaysLunch Facilities: Full SubsidizeSalary Review: YearlyFestival Bonus: 2World-class working environment.</text:p>
            <text:p>Snacks offered by office.</text:p>
            <text:p>Recreation facility (Home theatre and Play Station 4 Pro).</text:p>
            <text:p>Yearly official tour.</text:p>
            <text:p>Casual leave, Sick Leave, Annual Leave and public holidays as gazette by the government and organization's decision.</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4">
          <table:table-cell office:value-type="string" calcext:value-type="string">
            <text:p>Software Test Engineer</text:p>
          </table:table-cell>
          <table:table-cell office:value-type="string" calcext:value-type="string">
            <text:p>Optimum Solution and Services Ltd. </text:p>
          </table:table-cell>
          <table:table-cell office:value-type="string" calcext:value-type="string">
            <text:p/>
            <text:p>                                                                Not specific</text:p>
            <text:p>                                                                </text:p>
          </table:table-cell>
          <table:table-cell office:value-type="string" calcext:value-type="string">
            <text:p/>
            <text:p>Develop test cases and prioritize testing activities.</text:p>
            <text:p>Execute all the test case and report defects, define severity and priority for each defect.</text:p>
            <text:p>Collaborate software developers and project support teams</text:p>
            <text:p>Study document to understand business domain</text:p>
            <text:p>Develop User Interface</text:p>
            <text:p>Build reusable code and libraries for future use</text:p>
            <text:p>Execute unit testing.</text:p>
            <text:p/>
          </table:table-cell>
          <table:table-cell office:value-type="string" calcext:value-type="string">
            <text:p/>
            <text:p>                                                            Software Test Engineer will conduct system testing for software product and Involve in front end development.</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text:p>
            <text:p/>
          </table:table-cell>
          <table:table-cell office:value-type="string" calcext:value-type="string">
            <text:p/>
            <text:p>Â Oct 17, 2019</text:p>
            <text:p>                                                                        </text:p>
          </table:table-cell>
          <table:table-cell office:value-type="string" calcext:value-type="string">
            <text:p/>
            <text:p>Â Nov 15, 2019</text:p>
            <text:p>                                                                        </text:p>
          </table:table-cell>
          <table:table-cell table:number-columns-repeated="1008"/>
        </table:table-row>
        <table:table-row table:style-name="ro17">
          <table:table-cell office:value-type="string" calcext:value-type="string">
            <text:p>PHP Developer</text:p>
          </table:table-cell>
          <table:table-cell office:value-type="string" calcext:value-type="string">
            <text:p>Azmaain Corporation </text:p>
          </table:table-cell>
          <table:table-cell office:value-type="string" calcext:value-type="string">
            <text:p/>
            <text:p>                                                                02</text:p>
            <text:p>                                                                </text:p>
          </table:table-cell>
          <table:table-cell office:value-type="string" calcext:value-type="string">
            <text:p/>
            <text:p>Analyze, design and development of web applications and websitesDeliver applications/changes within deadlinesIdentify bugs, bottlenecks and issues in the applications.Participate in the design, coding, testing, and debugging of new or existing codeResolve known/raised issues on timely basis.Prepare technical documentation for assigned applications.Prepare project planning and technical presentation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21 to 35 years</text:p>
            <text:p>                                                                    </text:p>
          </table:table-cell>
          <table:table-cell office:value-type="string" calcext:value-type="string">
            <text:p/>
            <text:p>Â Dhaka</text:p>
            <text:p>                                                                    </text:p>
          </table:table-cell>
          <table:table-cell office:value-type="string" calcext:value-type="string">
            <text:p/>
            <text:p>Bachelor of Science (BSc) in CSE, Bachelor of Science (BSc) in Computer Engineering</text:p>
            <text:p>Skills Required: CodeIgniter, CSS, jquery, Laravel, MySQL, PHP(OOP)</text:p>
            <text:p/>
          </table:table-cell>
          <table:table-cell office:value-type="string" calcext:value-type="string">
            <text:p/>
            <text:p>Age 21 to 35 years </text:p>
            <text:p>Both males and females are allowed to apply</text:p>
            <text:p>Strong knowledge in PHP OOP, Vanilla JS and jQueryExperience in writing MySQL/MariaDB queriesExperience in API integration and AjaxWorking knowledge in HTML, CSS and BootstrapUnderstanding of MVC design patternKnowledge on frameworks (Laravel, Codeigniter etc)Understanding of HTTP, ApacheUnderstands and follows coding standardsCan write Reusable, Testable, and Efficient code</text:p>
            <text:p/>
          </table:table-cell>
          <table:table-cell/>
          <table:table-cell office:value-type="string" calcext:value-type="string">
            <text:p/>
            <text:p>Performance bonusLunch Facilities: Full SubsidizeSalary Review: YearlyFestival Bonus: 2Weekly 1 Holiday</text:p>
            <text:p/>
          </table:table-cell>
          <table:table-cell office:value-type="string" calcext:value-type="string">
            <text:p/>
            <text:p>Â Oct 17, 2019</text:p>
            <text:p>                                                                        </text:p>
          </table:table-cell>
          <table:table-cell office:value-type="string" calcext:value-type="string">
            <text:p/>
            <text:p>Â Nov 14, 2019</text:p>
            <text:p>                                                                        </text:p>
          </table:table-cell>
          <table:table-cell table:number-columns-repeated="1008"/>
        </table:table-row>
        <table:table-row table:style-name="ro9">
          <table:table-cell office:value-type="string" calcext:value-type="string">
            <text:p>Executive</text:p>
          </table:table-cell>
          <table:table-cell office:value-type="string" calcext:value-type="string">
            <text:p>Symbex International </text:p>
          </table:table-cell>
          <table:table-cell office:value-type="string" calcext:value-type="string">
            <text:p/>
            <text:p>                                                                04</text:p>
            <text:p>                                                                </text:p>
          </table:table-cell>
          <table:table-cell office:value-type="string" calcext:value-type="string">
            <text:p/>
            <text:p>                                                            Software Development &amp; Marketing</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2 to 30 years</text:p>
            <text:p>                                                                    </text:p>
          </table:table-cell>
          <table:table-cell office:value-type="string" calcext:value-type="string">
            <text:p/>
            <text:p>Â Anywhere in Bangladesh</text:p>
            <text:p>                                                                    </text:p>
          </table:table-cell>
          <table:table-cell office:value-type="string" calcext:value-type="string">
            <text:p/>
            <text:p>Bachelor of Science (BSc) in CSE, Bachelor of Business Administration (BBA) in Major in Marketing, Master of Business Administration (MBA) in Major in Marketing</text:p>
            <text:p>Skills Required: HTML5 &amp; CSS3, PHP, php codeigniter, Sales  Marketing, Technical Sales/ IT Marketing, Windows CE/ CE.Net, Xamarin</text:p>
            <text:p/>
          </table:table-cell>
          <table:table-cell office:value-type="string" calcext:value-type="string">
            <text:p/>
            <text:p>Age 22 to 30 years </text:p>
            <text:p>Both males and females are allowed to apply</text:p>
            <text:p>6 month provisional period and job will considered for permanent basis, subject to efficiency during provisional period.</text:p>
            <text:p/>
          </table:table-cell>
          <table:table-cell/>
          <table:table-cell office:value-type="string" calcext:value-type="string">
            <text:p/>
            <text:p>Festival Bonus: 1</text:p>
            <text:p/>
          </table:table-cell>
          <table:table-cell office:value-type="string" calcext:value-type="string">
            <text:p/>
            <text:p>Â Oct 16, 2019</text:p>
            <text:p>                                                                        </text:p>
          </table:table-cell>
          <table:table-cell office:value-type="string" calcext:value-type="string">
            <text:p/>
            <text:p>Â Nov 2,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00:07:35.3838855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00:15:31.376288023</dc:date>
    <meta:editing-duration>PT13M22S</meta:editing-duration>
    <meta:editing-cycles>5</meta:editing-cycles>
    <meta:generator>LibreOffice/6.2.7.1$Linux_X86_64 LibreOffice_project/20$Build-1</meta:generator>
    <meta:document-statistic meta:table-count="1" meta:cell-count="317" meta:object-count="0"/>
  </office:meta>
</office:document-meta>
</file>